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5000000FB166C42F41CC93F3E.png" manifest:media-type="image/png"/>
  <manifest:file-entry manifest:full-path="Pictures/1000020100000108000000FCD94D0F63C84BD9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45cm" fo:min-width="3.147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0.926cm" fo:min-width="0.676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0.926cm" fo:min-width="0.795cm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draw:shadow="hidden"/>
    </style:style>
    <style:style style:name="gr5" style:family="graphic" style:parent-style-name="standard">
      <style:graphic-properties draw:stroke="none" draw:fill="none" fo:min-height="0.713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167cm" draw:shadow="hidden"/>
    </style:style>
    <style:style style:name="gr7" style:family="graphic" style:parent-style-name="standard">
      <style:graphic-properties draw:stroke="none" svg:stroke-color="#000000" draw:fill="none" draw:fill-color="#ffffff" fo:min-height="0.712cm" draw:shadow="hidden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0" style:family="graphic" style:parent-style-name="standard">
      <style:graphic-properties draw:fill-color="#00864b" draw:opacity="50%" draw:textarea-horizontal-align="justify" draw:textarea-vertical-align="middle" draw:auto-grow-height="false" fo:min-height="1.868cm" fo:min-width="1.971cm" draw:shadow="hidden"/>
    </style:style>
    <style:style style:name="gr11" style:family="graphic" style:parent-style-name="standard">
      <style:graphic-properties draw:stroke="none" svg:stroke-color="#000000" draw:fill="none" draw:fill-color="#ffffff" fo:min-height="0.766cm" draw:shadow="hidden"/>
    </style:style>
    <style:style style:name="gr12" style:family="graphic" style:parent-style-name="standard">
      <style:graphic-properties draw:stroke="none" svg:stroke-color="#000000" draw:fill="none" draw:fill-color="#ffffff" fo:min-height="0.893cm" draw:shadow="hidden"/>
    </style:style>
    <style:style style:name="gr13" style:family="graphic" style:parent-style-name="standard">
      <style:graphic-properties draw:fill-color="#d99116" draw:textarea-horizontal-align="justify" draw:textarea-vertical-align="middle" draw:auto-grow-height="false" fo:min-height="0.575cm" fo:min-width="5.969cm" draw:shadow="hidden"/>
    </style:style>
    <style:style style:name="gr14" style:family="graphic" style:parent-style-name="standard">
      <style:graphic-properties draw:fill-color="#d99116" draw:textarea-horizontal-align="justify" draw:textarea-vertical-align="middle" draw:auto-grow-height="false" fo:min-height="0.575cm" fo:min-width="3.734cm" draw:shadow="hidden"/>
    </style:style>
    <style:style style:name="gr15" style:family="graphic" style:parent-style-name="standard">
      <style:graphic-properties draw:stroke="none" svg:stroke-color="#000000" draw:fill="none" draw:fill-color="#ffffff" fo:min-height="1.458cm" draw:shadow="hidden"/>
    </style:style>
    <style:style style:name="gr16" style:family="graphic" style:parent-style-name="objectwithoutfill">
      <style:graphic-properties draw:fill="none" draw:textarea-vertical-align="middle" draw:shadow="hidden"/>
    </style:style>
    <style:style style:name="gr17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 draw:shadow="hidden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1.277cm" fo:min-width="3.99cm" draw:shadow="hidden"/>
    </style:style>
    <style:style style:name="gr20" style:family="graphic" style:parent-style-name="standard">
      <style:graphic-properties draw:textarea-horizontal-align="justify" draw:textarea-vertical-align="middle" draw:auto-grow-height="false" fo:min-height="1.528cm" fo:min-width="0cm" draw:shadow="hidden"/>
    </style:style>
    <style:style style:name="gr21" style:family="graphic" style:parent-style-name="standard">
      <style:graphic-properties draw:textarea-horizontal-align="justify" draw:textarea-vertical-align="middle" draw:auto-grow-height="false" fo:min-height="1.195cm" fo:min-width="0cm" draw:shadow="hidden"/>
    </style:style>
    <style:style style:name="gr22" style:family="graphic" style:parent-style-name="standard">
      <style:graphic-properties draw:fill-color="#00b6bd" draw:textarea-horizontal-align="justify" draw:textarea-vertical-align="middle" draw:auto-grow-height="false" fo:min-height="0.809cm" fo:min-width="2.675cm" draw:shadow="visible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057cm" draw:shadow="hidden"/>
    </style:style>
    <style:style style:name="gr24" style:family="graphic" style:parent-style-name="standard">
      <style:graphic-properties draw:stroke="none" svg:stroke-color="#000000" draw:fill="none" draw:fill-color="#ffffff" fo:min-height="1.061cm" draw:shadow="hidden"/>
    </style:style>
    <style:style style:name="gr25" style:family="graphic" style:parent-style-name="standard">
      <style:graphic-properties draw:fill-color="#f79448" draw:opacity="50%" draw:textarea-horizontal-align="justify" draw:textarea-vertical-align="middle" draw:auto-grow-height="false" fo:min-height="1.868cm" fo:min-width="1.971cm" draw:shadow="hidden"/>
    </style:style>
    <style:style style:name="gr26" style:family="graphic" style:parent-style-name="standard">
      <style:graphic-properties draw:stroke="none" svg:stroke-color="#000000" draw:fill="none" draw:fill-color="#ffffff" fo:min-height="1.02cm" draw:shadow="hidden"/>
    </style:style>
    <style:style style:name="gr27" style:family="graphic" style:parent-style-name="standard">
      <style:graphic-properties draw:opacity="50%" draw:textarea-horizontal-align="justify" draw:textarea-vertical-align="middle" draw:auto-grow-height="false" fo:min-height="0.465cm" fo:min-width="2.212cm" draw:shadow="hidden"/>
    </style:style>
    <style:style style:name="gr28" style:family="graphic" style:parent-style-name="standard">
      <style:graphic-properties draw:fill-color="#d99116" draw:textarea-horizontal-align="justify" draw:textarea-vertical-align="middle" draw:auto-grow-height="false" fo:min-height="0.575cm" fo:min-width="5.969cm" draw:shadow="hidden"/>
    </style:style>
    <style:style style:name="gr29" style:family="graphic" style:parent-style-name="standard">
      <style:graphic-properties draw:stroke="none" svg:stroke-color="#000000" draw:fill="none" draw:fill-color="#ffffff" fo:min-height="0.999cm" draw:shadow="hidden"/>
    </style:style>
    <style:style style:name="gr30" style:family="graphic" style:parent-style-name="standard">
      <style:graphic-properties draw:fill-color="#d99116" draw:textarea-horizontal-align="justify" draw:textarea-vertical-align="middle" draw:auto-grow-height="false" fo:min-height="0.575cm" fo:min-width="3.734cm" draw:shadow="hidden"/>
    </style:style>
    <style:style style:name="gr31" style:family="graphic" style:parent-style-name="standard">
      <style:graphic-properties draw:fill-color="#00b274" draw:opacity="50%" draw:textarea-horizontal-align="justify" draw:textarea-vertical-align="middle" draw:auto-grow-height="false" fo:min-height="1.868cm" fo:min-width="1.971cm" draw:shadow="hidden"/>
    </style:style>
    <style:style style:name="gr32" style:family="graphic" style:parent-style-name="standard">
      <style:graphic-properties draw:textarea-horizontal-align="justify" draw:textarea-vertical-align="middle" draw:auto-grow-height="false" fo:min-height="0.67cm" fo:min-width="3.689cm" draw:shadow="hidden"/>
    </style:style>
    <style:style style:name="gr33" style:family="graphic" style:parent-style-name="standard">
      <style:graphic-properties draw:textarea-horizontal-align="justify" draw:textarea-vertical-align="middle" draw:auto-grow-height="false" fo:min-height="10.752cm" fo:min-width="0cm" draw:shadow="hidden"/>
    </style:style>
    <style:style style:name="gr34" style:family="graphic" style:parent-style-name="standard">
      <style:graphic-properties draw:opacity="50%" draw:textarea-horizontal-align="justify" draw:textarea-vertical-align="middle" draw:auto-grow-height="false" fo:min-height="0.67cm" fo:min-width="3.689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864b" draw:opacity="50%"/>
      <style:paragraph-properties fo:text-align="center"/>
    </style:style>
    <style:style style:name="P6" style:family="paragraph">
      <loext:graphic-properties draw:fill="none" draw:fill-color="#ffffff"/>
      <style:text-properties fo:color="#00599d"/>
    </style:style>
    <style:style style:name="P7" style:family="paragraph">
      <loext:graphic-properties draw:fill-color="#d99116"/>
      <style:paragraph-properties fo:text-align="center"/>
    </style:style>
    <style:style style:name="P8" style:family="paragraph">
      <loext:graphic-properties draw:fill="none" draw:fill-color="#ffffff"/>
      <style:text-properties fo:color="#ef413d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00b6bd"/>
      <style:paragraph-properties fo:text-align="center"/>
    </style:style>
    <style:style style:name="P11" style:family="paragraph">
      <loext:graphic-properties draw:fill-color="#f79448" draw:opacity="50%"/>
      <style:paragraph-properties fo:text-align="center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loext:graphic-properties draw:fill-color="#00b274" draw:opacity="50%"/>
      <style:paragraph-properties fo:text-align="center"/>
    </style:style>
    <style:style style:name="T1" style:family="text">
      <style:text-properties fo:color="#00599d"/>
    </style:style>
    <style:style style:name="T2" style:family="text">
      <style:text-properties fo:color="#ef413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397cm" svg:x="3.54cm" svg:y="2.27cm">
          <text:p text:style-name="P1">CellAu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.27cm" svg:height="1.27cm" svg:x="2.27cm" svg:y="4.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.397cm" svg:height="1.27cm" svg:x="7.35cm" svg:y="4.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2" draw:layer="layout" svg:width="1.205cm" svg:height="0.962cm" svg:x="1.135cm" svg:y="4.918cm">
          <draw:text-box>
            <text:p>16</text:p>
          </draw:text-box>
        </draw:frame>
        <draw:frame draw:style-name="gr5" draw:text-style-name="P3" draw:layer="layout" svg:width="1.205cm" svg:height="0.963cm" svg:x="2.304cm" svg:y="6.076cm">
          <draw:text-box>
            <text:p>16</text:p>
          </draw:text-box>
        </draw:frame>
        <draw:frame draw:style-name="gr5" draw:text-style-name="P3" draw:layer="layout" svg:width="1.205cm" svg:height="0.963cm" svg:x="7.505cm" svg:y="6.077cm">
          <draw:text-box>
            <text:p>16</text:p>
          </draw:text-box>
        </draw:frame>
        <draw:frame draw:style-name="gr5" draw:text-style-name="P3" draw:layer="layout" svg:width="1.205cm" svg:height="0.963cm" svg:x="8.706cm" svg:y="5.078cm">
          <draw:text-box>
            <text:p>16</text:p>
          </draw:text-box>
        </draw:frame>
        <draw:custom-shape draw:style-name="gr6" draw:text-style-name="P1" draw:layer="layout" svg:width="3.048cm" svg:height="0.254cm" svg:x="4.048cm" svg:y="5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1.905cm" svg:height="0.962cm" svg:x="4.683cm" svg:y="4.302cm">
          <draw:text-box>
            <text:p>tick()</text:p>
          </draw:text-box>
        </draw:frame>
        <draw:frame draw:style-name="gr8" draw:text-style-name="P4" draw:layer="layout" svg:width="3.87cm" svg:height="3.937cm" svg:x="1.321cm" svg:y="11.16cm">
          <draw:image xlink:href="Pictures/1000020100000108000000FCD94D0F63C84BD938.png" xlink:type="simple" xlink:show="embed" xlink:actuate="onLoad">
            <text:p/>
          </draw:image>
        </draw:frame>
        <draw:frame draw:style-name="gr8" draw:text-style-name="P4" draw:layer="layout" svg:width="3.865cm" svg:height="3.717cm" svg:x="6.406cm" svg:y="11.253cm">
          <draw:image xlink:href="Pictures/1000020100000105000000FB166C42F41CC93F3E.png" xlink:type="simple" xlink:show="embed" xlink:actuate="onLoad">
            <text:p/>
          </draw:image>
        </draw:frame>
        <draw:line draw:style-name="gr9" draw:text-style-name="P4" draw:layer="layout" svg:x1="2.905cm" svg:y1="6.969cm" svg:x2="2.905cm" svg:y2="11.033cm">
          <text:p/>
        </draw:line>
        <draw:line draw:style-name="gr9" draw:text-style-name="P4" draw:layer="layout" svg:x1="8.112cm" svg:y1="7.096cm" svg:x2="8.112cm" svg:y2="10.906cm">
          <text:p/>
        </draw:line>
        <draw:custom-shape draw:style-name="gr10" draw:text-style-name="P5" draw:layer="layout" svg:width="2.667cm" svg:height="2.286cm" svg:x="20.05cm" svg:y="3.66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0.65cm" svg:y="3.36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2" draw:layer="layout" svg:width="0.762cm" svg:height="0.962cm" svg:x="19.769cm" svg:y="2.832cm">
          <draw:text-box>
            <text:p>2</text:p>
          </draw:text-box>
        </draw:frame>
        <draw:frame draw:style-name="gr11" draw:text-style-name="P2" draw:layer="layout" svg:width="1.397cm" svg:height="1.016cm" svg:x="21.355cm" svg:y="2.551cm">
          <draw:text-box>
            <text:p>20</text:p>
          </draw:text-box>
        </draw:frame>
        <draw:frame draw:style-name="gr11" draw:text-style-name="P2" draw:layer="layout" svg:width="1.397cm" svg:height="1.016cm" svg:x="18.956cm" svg:y="4.351cm">
          <draw:text-box>
            <text:p>20</text:p>
          </draw:text-box>
        </draw:frame>
        <draw:frame draw:style-name="gr7" draw:text-style-name="P6" draw:layer="layout" svg:width="3.302cm" svg:height="0.962cm" svg:x="24.687cm" svg:y="4.148cm">
          <draw:text-box>
            <text:p><text:span text:style-name="T1">hidden1</text:span></text:p>
          </draw:text-box>
        </draw:frame>
        <draw:custom-shape draw:style-name="gr10" draw:text-style-name="P5" draw:layer="layout" svg:width="2.667cm" svg:height="2.286cm" svg:x="20.85cm" svg:y="7.36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1.25cm" svg:y="6.9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0.45cm" svg:y="7.7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0.15cm" svg:y="8.1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3" draw:layer="layout" svg:width="2.75cm" svg:height="0.963cm" svg:x="24.831cm" svg:y="7.376cm">
          <draw:text-box>
            <text:p><text:span text:style-name="T1">hidden2</text:span></text:p>
          </draw:text-box>
        </draw:frame>
        <draw:frame draw:style-name="gr7" draw:text-style-name="P2" draw:layer="layout" svg:width="0.762cm" svg:height="0.962cm" svg:x="20.05cm" svg:y="6.842cm">
          <draw:text-box>
            <text:p>4</text:p>
          </draw:text-box>
        </draw:frame>
        <draw:frame draw:style-name="gr7" draw:text-style-name="P2" draw:layer="layout" svg:width="1.397cm" svg:height="0.962cm" svg:x="21.782cm" svg:y="6.261cm">
          <draw:text-box>
            <text:p>22</text:p>
          </draw:text-box>
        </draw:frame>
        <draw:frame draw:style-name="gr7" draw:text-style-name="P2" draw:layer="layout" svg:width="1.397cm" svg:height="0.962cm" svg:x="19.088cm" svg:y="8.701cm">
          <draw:text-box>
            <text:p>22</text:p>
          </draw:text-box>
        </draw:frame>
        <draw:custom-shape draw:style-name="gr10" draw:text-style-name="P5" draw:layer="layout" svg:width="2.667cm" svg:height="2.286cm" svg:x="19.75cm" svg:y="13.36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0.05cm" svg:y="13.0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0.25cm" svg:y="12.7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0.45cm" svg:y="12.5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0.65cm" svg:y="12.2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0.85cm" svg:y="11.9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1.05cm" svg:y="11.7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1.25cm" svg:y="11.4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1.45cm" svg:y="11.1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2" draw:layer="layout" svg:width="1.27cm" svg:height="0.962cm" svg:x="22.036cm" svg:y="10.452cm">
          <draw:text-box>
            <text:p>24</text:p>
          </draw:text-box>
        </draw:frame>
        <draw:frame draw:style-name="gr7" draw:text-style-name="P2" draw:layer="layout" svg:width="0.762cm" svg:height="0.962cm" svg:x="20.039cm" svg:y="11.679cm">
          <draw:text-box>
            <text:p>8</text:p>
          </draw:text-box>
        </draw:frame>
        <draw:frame draw:style-name="gr12" draw:text-style-name="P2" draw:layer="layout" svg:width="1.397cm" svg:height="1.143cm" svg:x="18.772cm" svg:y="14.008cm">
          <draw:text-box>
            <text:p>24</text:p>
          </draw:text-box>
        </draw:frame>
        <draw:frame draw:style-name="gr5" draw:text-style-name="P3" draw:layer="layout" svg:width="2.75cm" svg:height="0.963cm" svg:x="24.831cm" svg:y="11.677cm">
          <draw:text-box>
            <text:p><text:span text:style-name="T1">hidden3</text:span></text:p>
          </draw:text-box>
        </draw:frame>
        <draw:custom-shape draw:style-name="gr13" draw:text-style-name="P7" draw:layer="layout" svg:width="6.985cm" svg:height="0.889cm" svg:x="17.51cm" svg:y="16.2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7" draw:layer="layout" svg:width="4.572cm" svg:height="0.889cm" svg:x="18.907cm" svg:y="18.14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3" draw:layer="layout" svg:width="2.75cm" svg:height="0.963cm" svg:x="24.831cm" svg:y="16.078cm">
          <draw:text-box>
            <text:p><text:span text:style-name="T1">fc1</text:span></text:p>
          </draw:text-box>
        </draw:frame>
        <draw:frame draw:style-name="gr5" draw:text-style-name="P3" draw:layer="layout" svg:width="2.75cm" svg:height="0.963cm" svg:x="24.831cm" svg:y="18.178cm">
          <draw:text-box>
            <text:p><text:span text:style-name="T1">output</text:span></text:p>
          </draw:text-box>
        </draw:frame>
        <draw:frame draw:style-name="gr11" draw:text-style-name="P2" draw:layer="layout" svg:width="3.048cm" svg:height="1.016cm" svg:x="19.796cm" svg:y="17.256cm">
          <draw:text-box>
            <text:p>16 x 16</text:p>
          </draw:text-box>
        </draw:frame>
        <draw:frame draw:style-name="gr7" draw:text-style-name="P8" draw:layer="layout" svg:width="2.159cm" svg:height="0.962cm" svg:x="24.684cm" svg:y="4.764cm">
          <draw:text-box>
            <text:p><text:span text:style-name="T2">cnn</text:span></text:p>
          </draw:text-box>
        </draw:frame>
        <draw:frame draw:style-name="gr7" draw:text-style-name="P8" draw:layer="layout" svg:width="2.159cm" svg:height="0.962cm" svg:x="24.785cm" svg:y="7.864cm">
          <draw:text-box>
            <text:p><text:span text:style-name="T2">cnn</text:span></text:p>
          </draw:text-box>
        </draw:frame>
        <draw:frame draw:style-name="gr7" draw:text-style-name="P8" draw:layer="layout" svg:width="2.159cm" svg:height="0.962cm" svg:x="24.786cm" svg:y="12.164cm">
          <draw:text-box>
            <text:p><text:span text:style-name="T2">cnn</text:span></text:p>
          </draw:text-box>
        </draw:frame>
        <draw:frame draw:style-name="gr15" draw:text-style-name="P8" draw:layer="layout" svg:width="3.645cm" svg:height="1.708cm" svg:x="24.787cm" svg:y="16.564cm">
          <draw:text-box>
            <text:p><text:span text:style-name="T2">fully connected</text:span></text:p>
          </draw:text-box>
        </draw:frame>
        <draw:line draw:style-name="gr16" draw:text-style-name="P4" draw:layer="layout" svg:x1="17.51cm" svg:y1="2.27cm" svg:x2="17.51cm" svg:y2="19.669cm">
          <text:p/>
        </draw:line>
        <draw:line draw:style-name="gr17" draw:text-style-name="P4" draw:layer="layout" svg:x1="3.921cm" svg:y1="10.906cm" svg:x2="7.731cm" svg:y2="9.382cm">
          <text:p/>
        </draw:line>
        <draw:line draw:style-name="gr17" draw:text-style-name="P4" draw:layer="layout" svg:x1="8.621cm" svg:y1="9.106cm" svg:x2="18.78cm" svg:y2="4.683cm">
          <text:p/>
        </draw:line>
        <draw:line draw:style-name="gr17" draw:text-style-name="P4" draw:layer="layout" svg:x1="17.764cm" svg:y1="4.683cm" svg:x2="18.653cm" svg:y2="4.683cm">
          <text:p/>
        </draw:line>
        <draw:line draw:style-name="gr17" draw:text-style-name="P4" draw:layer="layout" svg:x1="18.145cm" svg:y1="5.318cm" svg:x2="18.78cm" svg:y2="4.683cm">
          <text:p/>
        </draw:line>
        <draw:frame draw:style-name="gr18" draw:text-style-name="P4" draw:layer="layout" svg:width="3.865cm" svg:height="3.717cm" svg:x="12.606cm" svg:y="11.254cm">
          <draw:image xlink:href="Pictures/1000020100000105000000FB166C42F41CC93F3E.png" xlink:type="simple" xlink:show="embed" xlink:actuate="onLoad">
            <text:p/>
          </draw:image>
        </draw:frame>
        <draw:line draw:style-name="gr17" draw:text-style-name="P4" draw:layer="layout" svg:x1="16.113cm" svg:y1="18.78cm" svg:x2="18.78cm" svg:y2="18.753cm">
          <text:p/>
        </draw:line>
        <draw:line draw:style-name="gr17" draw:text-style-name="P4" draw:layer="layout" svg:x1="14.97cm" svg:y1="15.097cm" svg:x2="16.113cm" svg:y2="18.78cm">
          <text:p/>
        </draw:line>
        <draw:line draw:style-name="gr17" draw:text-style-name="P4" draw:layer="layout" svg:x1="14.97cm" svg:y1="15.097cm" svg:x2="14.843cm" svg:y2="15.986cm">
          <text:p/>
        </draw:line>
        <draw:line draw:style-name="gr17" draw:text-style-name="P4" draw:layer="layout" svg:x1="14.97cm" svg:y1="15.097cm" svg:x2="15.605cm" svg:y2="15.859cm">
          <text:p/>
        </draw:line>
        <draw:custom-shape draw:style-name="gr19" draw:text-style-name="P9" draw:layer="layout" svg:width="6.35cm" svg:height="2.159cm" svg:x="8.62cm" svg:y="16.875cm">
          <text:p text:style-name="P1">Loss Function</text:p>
          <text:p text:style-name="P1">M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2.032cm" draw:transform="rotate (0.371231531899194) translate (7.765cm 15.4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635cm" svg:height="1.651cm" draw:transform="rotate (-0.591841149351278) translate (13.706cm 15.1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3.937cm" svg:height="1.397cm" svg:x="3.54cm" svg:y="2.27cm">
          <text:p text:style-name="P1">CellAu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.27cm" svg:height="1.27cm" svg:x="2.27cm" svg:y="4.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.397cm" svg:height="1.27cm" svg:x="7.35cm" svg:y="4.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2" draw:layer="layout" svg:width="1.205cm" svg:height="0.962cm" svg:x="1.135cm" svg:y="4.918cm">
          <draw:text-box>
            <text:p>16</text:p>
          </draw:text-box>
        </draw:frame>
        <draw:frame draw:style-name="gr5" draw:text-style-name="P3" draw:layer="layout" svg:width="1.205cm" svg:height="0.963cm" svg:x="2.304cm" svg:y="6.076cm">
          <draw:text-box>
            <text:p>16</text:p>
          </draw:text-box>
        </draw:frame>
        <draw:frame draw:style-name="gr5" draw:text-style-name="P3" draw:layer="layout" svg:width="1.205cm" svg:height="0.963cm" svg:x="7.505cm" svg:y="6.077cm">
          <draw:text-box>
            <text:p>16</text:p>
          </draw:text-box>
        </draw:frame>
        <draw:frame draw:style-name="gr5" draw:text-style-name="P3" draw:layer="layout" svg:width="1.205cm" svg:height="0.963cm" svg:x="8.706cm" svg:y="5.078cm">
          <draw:text-box>
            <text:p>16</text:p>
          </draw:text-box>
        </draw:frame>
        <draw:custom-shape draw:style-name="gr6" draw:text-style-name="P1" draw:layer="layout" svg:width="3.048cm" svg:height="0.254cm" svg:x="4.048cm" svg:y="5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1.905cm" svg:height="0.962cm" svg:x="4.683cm" svg:y="4.302cm">
          <draw:text-box>
            <text:p>tick()</text:p>
          </draw:text-box>
        </draw:frame>
        <draw:frame draw:style-name="gr8" draw:text-style-name="P4" xml:id="id14" draw:id="id14" draw:layer="layout" svg:width="3.87cm" svg:height="3.937cm" svg:x="1.321cm" svg:y="11.16cm">
          <draw:image xlink:href="Pictures/1000020100000108000000FCD94D0F63C84BD938.png" xlink:type="simple" xlink:show="embed" xlink:actuate="onLoad">
            <text:p/>
          </draw:image>
        </draw:frame>
        <draw:frame draw:style-name="gr8" draw:text-style-name="P4" draw:layer="layout" svg:width="3.865cm" svg:height="3.717cm" svg:x="6.406cm" svg:y="11.253cm">
          <draw:image xlink:href="Pictures/1000020100000105000000FB166C42F41CC93F3E.png" xlink:type="simple" xlink:show="embed" xlink:actuate="onLoad">
            <text:p/>
          </draw:image>
        </draw:frame>
        <draw:line draw:style-name="gr9" draw:text-style-name="P4" draw:layer="layout" svg:x1="2.905cm" svg:y1="6.969cm" svg:x2="2.905cm" svg:y2="11.033cm">
          <text:p/>
        </draw:line>
        <draw:line draw:style-name="gr9" draw:text-style-name="P4" draw:layer="layout" svg:x1="8.112cm" svg:y1="7.096cm" svg:x2="8.112cm" svg:y2="10.906cm">
          <text:p/>
        </draw:line>
        <draw:custom-shape draw:style-name="gr10" draw:text-style-name="P5" draw:layer="layout" svg:width="2.667cm" svg:height="2.286cm" svg:x="24.35cm" svg:y="7.56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4.75cm" svg:y="7.1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3.95cm" svg:y="7.9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xml:id="id5" draw:id="id5" draw:layer="layout" svg:width="2.667cm" svg:height="2.286cm" svg:x="23.65cm" svg:y="8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3" draw:layer="layout" svg:width="2.75cm" svg:height="0.963cm" svg:x="22.831cm" svg:y="8.076cm">
          <draw:text-box>
            <text:p><text:span text:style-name="T1">hidden1</text:span></text:p>
          </draw:text-box>
        </draw:frame>
        <draw:frame draw:style-name="gr7" draw:text-style-name="P2" draw:layer="layout" svg:width="0.762cm" svg:height="0.962cm" svg:x="23.55cm" svg:y="7.042cm">
          <draw:text-box>
            <text:p>4</text:p>
          </draw:text-box>
        </draw:frame>
        <draw:frame draw:style-name="gr7" draw:text-style-name="P2" draw:layer="layout" svg:width="1.397cm" svg:height="0.962cm" svg:x="25.282cm" svg:y="6.461cm">
          <draw:text-box>
            <text:p>20</text:p>
          </draw:text-box>
        </draw:frame>
        <draw:frame draw:style-name="gr7" draw:text-style-name="P2" draw:layer="layout" svg:width="1.397cm" svg:height="0.962cm" svg:x="27.288cm" svg:y="7.601cm">
          <draw:text-box>
            <text:p>20</text:p>
          </draw:text-box>
        </draw:frame>
        <draw:custom-shape draw:style-name="gr10" draw:text-style-name="P5" draw:layer="layout" svg:width="2.667cm" svg:height="2.286cm" svg:x="18.25cm" svg:y="12.26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8.55cm" svg:y="11.9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8.75cm" svg:y="11.6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8.95cm" svg:y="11.4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9.15cm" svg:y="11.1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9.35cm" svg:y="10.8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9.55cm" svg:y="10.6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9.75cm" svg:y="10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xml:id="id7" draw:id="id7" draw:layer="layout" svg:width="2.667cm" svg:height="2.286cm" svg:x="19.95cm" svg:y="10.0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2" draw:layer="layout" svg:width="1.27cm" svg:height="0.962cm" svg:x="20.536cm" svg:y="9.352cm">
          <draw:text-box>
            <text:p>22</text:p>
          </draw:text-box>
        </draw:frame>
        <draw:frame draw:style-name="gr7" draw:text-style-name="P2" draw:layer="layout" svg:width="0.762cm" svg:height="0.962cm" svg:x="18.539cm" svg:y="10.579cm">
          <draw:text-box>
            <text:p>8</text:p>
          </draw:text-box>
        </draw:frame>
        <draw:frame draw:style-name="gr12" draw:text-style-name="P2" draw:layer="layout" svg:width="1.397cm" svg:height="1.143cm" svg:x="17.272cm" svg:y="12.908cm">
          <draw:text-box>
            <text:p>22</text:p>
          </draw:text-box>
        </draw:frame>
        <draw:frame draw:style-name="gr5" draw:text-style-name="P3" xml:id="id6" draw:id="id6" draw:layer="layout" svg:width="2.75cm" svg:height="0.963cm" svg:x="21.331cm" svg:y="10.877cm">
          <draw:text-box>
            <text:p><text:span text:style-name="T1">hidden2</text:span></text:p>
          </draw:text-box>
        </draw:frame>
        <draw:custom-shape draw:style-name="gr13" draw:text-style-name="P7" xml:id="id10" draw:id="id10" draw:layer="layout" svg:width="6.985cm" svg:height="0.889cm" svg:x="18.11cm" svg:y="16.8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7" draw:layer="layout" svg:width="4.572cm" svg:height="0.889cm" svg:x="19.407cm" svg:y="18.64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3" draw:layer="layout" svg:width="2.75cm" svg:height="0.963cm" svg:x="25.231cm" svg:y="16.678cm">
          <draw:text-box>
            <text:p><text:span text:style-name="T1">fc2</text:span></text:p>
          </draw:text-box>
        </draw:frame>
        <draw:frame draw:style-name="gr5" draw:text-style-name="P3" draw:layer="layout" svg:width="2.75cm" svg:height="0.963cm" svg:x="24.231cm" svg:y="18.578cm">
          <draw:text-box>
            <text:p><text:span text:style-name="T1">output</text:span></text:p>
          </draw:text-box>
        </draw:frame>
        <draw:frame draw:style-name="gr11" draw:text-style-name="P2" xml:id="id11" draw:id="id11" draw:layer="layout" svg:width="3.048cm" svg:height="1.016cm" svg:x="18.996cm" svg:y="17.856cm">
          <draw:text-box>
            <text:p>16 x 16</text:p>
          </draw:text-box>
        </draw:frame>
        <draw:frame draw:style-name="gr7" draw:text-style-name="P8" xml:id="id4" draw:id="id4" draw:layer="layout" svg:width="2.159cm" svg:height="0.962cm" svg:x="22.885cm" svg:y="8.564cm">
          <draw:text-box>
            <text:p><text:span text:style-name="T2">cnn</text:span></text:p>
          </draw:text-box>
        </draw:frame>
        <draw:frame draw:style-name="gr7" draw:text-style-name="P8" draw:layer="layout" svg:width="2.159cm" svg:height="0.962cm" svg:x="21.386cm" svg:y="11.264cm">
          <draw:text-box>
            <text:p><text:span text:style-name="T2">cnn</text:span></text:p>
          </draw:text-box>
        </draw:frame>
        <draw:frame draw:style-name="gr15" draw:text-style-name="P8" draw:layer="layout" svg:width="3.645cm" svg:height="1.708cm" svg:x="25.187cm" svg:y="17.064cm">
          <draw:text-box>
            <text:p><text:span text:style-name="T2">fully connected</text:span></text:p>
          </draw:text-box>
        </draw:frame>
        <draw:line draw:style-name="gr16" draw:text-style-name="P4" draw:layer="layout" svg:x1="17.51cm" svg:y1="2.27cm" svg:x2="17.51cm" svg:y2="19.669cm">
          <text:p/>
        </draw:line>
        <draw:frame draw:style-name="gr18" draw:text-style-name="P4" xml:id="id15" draw:id="id15" draw:layer="layout" svg:width="3.865cm" svg:height="3.717cm" svg:x="12.606cm" svg:y="11.254cm">
          <draw:image xlink:href="Pictures/1000020100000105000000FB166C42F41CC93F3E.png" xlink:type="simple" xlink:show="embed" xlink:actuate="onLoad">
            <text:p/>
          </draw:image>
        </draw:frame>
        <draw:custom-shape draw:style-name="gr19" draw:text-style-name="P9" draw:layer="layout" svg:width="6.35cm" svg:height="2.159cm" svg:x="8.62cm" svg:y="16.875cm">
          <text:p text:style-name="P1">Loss Function</text:p>
          <text:p text:style-name="P1">M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2.032cm" draw:transform="rotate (0.371231531899194) translate (7.765cm 15.4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draw:layer="layout" svg:width="0.635cm" svg:height="1.651cm" draw:transform="rotate (-0.591841149351278) translate (13.706cm 15.1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0" xml:id="id13" draw:id="id13" draw:layer="layout" svg:width="3.429cm" svg:height="1.143cm" svg:x="8.62cm" svg:y="2.378cm">
          <text:p text:style-name="P1">Ru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1" draw:layer="layout" svg:width="0.635cm" svg:height="0.381cm" svg:x="7.858cm" svg:y="2.7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xml:id="id1" draw:id="id1" draw:layer="layout" svg:width="4.572cm" svg:height="0.889cm" svg:x="18.408cm" svg:y="2.74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7" xml:id="id12" draw:id="id12" draw:layer="layout" svg:width="4.572cm" svg:height="0.889cm" svg:x="19.408cm" svg:y="18.64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2" draw:layer="layout" svg:width="3.048cm" svg:height="1.016cm" svg:x="19.396cm" svg:y="1.956cm">
          <draw:text-box>
            <text:p>16 x 16</text:p>
          </draw:text-box>
        </draw:frame>
        <draw:frame draw:style-name="gr24" draw:text-style-name="P8" draw:layer="layout" svg:width="4.917cm" svg:height="1.311cm" svg:x="23.388cm" svg:y="2.864cm">
          <draw:text-box>
            <text:p><text:span text:style-name="T2">fully connected</text:span></text:p>
          </draw:text-box>
        </draw:frame>
        <draw:frame draw:style-name="gr5" draw:text-style-name="P3" draw:layer="layout" svg:width="2.75cm" svg:height="0.963cm" svg:x="23.331cm" svg:y="2.379cm">
          <draw:text-box>
            <text:p><text:span text:style-name="T1">fc_rule</text:span></text:p>
          </draw:text-box>
        </draw:frame>
        <draw:custom-shape draw:style-name="gr10" draw:text-style-name="P5" xml:id="id3" draw:id="id3" draw:layer="layout" svg:width="2.667cm" svg:height="2.286cm" svg:x="19.034cm" svg:y="5.0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1" xml:id="id2" draw:id="id2" draw:layer="layout" svg:width="2.667cm" svg:height="2.286cm" svg:x="19.551cm" svg:y="4.5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2" draw:layer="layout" svg:width="0.762cm" svg:height="0.962cm" svg:x="18.67cm" svg:y="4.334cm">
          <draw:text-box>
            <text:p>2</text:p>
          </draw:text-box>
        </draw:frame>
        <draw:frame draw:style-name="gr26" draw:text-style-name="P2" draw:layer="layout" svg:width="1.397cm" svg:height="1.27cm" svg:x="20.258cm" svg:y="3.875cm">
          <draw:text-box>
            <text:p>16</text:p>
          </draw:text-box>
        </draw:frame>
        <draw:frame draw:style-name="gr26" draw:text-style-name="P2" draw:layer="layout" svg:width="1.397cm" svg:height="1.27cm" svg:x="21.959cm" svg:y="5.375cm">
          <draw:text-box>
            <text:p>16</text:p>
          </draw:text-box>
        </draw:frame>
        <draw:custom-shape draw:style-name="gr10" draw:text-style-name="P5" draw:layer="layout" svg:width="2.667cm" svg:height="2.286cm" svg:x="23.951cm" svg:y="13.2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4.351cm" svg:y="12.87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3.551cm" svg:y="13.67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3.251cm" svg:y="14.07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2" draw:layer="layout" svg:width="0.762cm" svg:height="0.962cm" svg:x="23.151cm" svg:y="12.743cm">
          <draw:text-box>
            <text:p>4</text:p>
          </draw:text-box>
        </draw:frame>
        <draw:frame draw:style-name="gr7" draw:text-style-name="P2" xml:id="id8" draw:id="id8" draw:layer="layout" svg:width="1.397cm" svg:height="0.962cm" svg:x="25.183cm" svg:y="12.161cm">
          <draw:text-box>
            <text:p>24</text:p>
          </draw:text-box>
        </draw:frame>
        <draw:frame draw:style-name="gr7" draw:text-style-name="P2" draw:layer="layout" svg:width="1.397cm" svg:height="0.962cm" svg:x="26.784cm" svg:y="13.361cm">
          <draw:text-box>
            <text:p>24</text:p>
          </draw:text-box>
        </draw:frame>
        <draw:frame draw:style-name="gr5" draw:text-style-name="P3" xml:id="id9" draw:id="id9" draw:layer="layout" svg:width="2.75cm" svg:height="0.963cm" svg:x="21.831cm" svg:y="14.178cm">
          <draw:text-box>
            <text:p><text:span text:style-name="T1">hidden3</text:span></text:p>
          </draw:text-box>
        </draw:frame>
        <draw:frame draw:style-name="gr7" draw:text-style-name="P8" draw:layer="layout" svg:width="2.159cm" svg:height="0.962cm" svg:x="21.887cm" svg:y="14.664cm">
          <draw:text-box>
            <text:p><text:span text:style-name="T2">cnn</text:span></text:p>
          </draw:text-box>
        </draw:frame>
        <draw:connector draw:style-name="gr9" draw:text-style-name="P4" draw:layer="layout" svg:x1="22.98cm" svg:y1="3.189cm" svg:x2="22.218cm" svg:y2="5.713cm" draw:start-shape="id1" draw:start-glue-point="7" draw:end-shape="id2" svg:d="M22980 3189h502v2524h-1264" svg:viewBox="0 0 1265 2525">
          <text:p/>
        </draw:connector>
        <draw:connector draw:style-name="gr9" draw:text-style-name="P4" draw:layer="layout" svg:x1="20.368cm" svg:y1="7.35cm" svg:x2="23.964cm" svg:y2="8.564cm" draw:start-shape="id3" draw:start-glue-point="6" draw:end-shape="id4" svg:d="M20368 7350v608h3596v606" svg:viewBox="0 0 3597 1215">
          <text:p/>
        </draw:connector>
        <draw:connector draw:style-name="gr9" draw:text-style-name="P4" draw:layer="layout" svg:x1="24.984cm" svg:y1="10.656cm" svg:x2="24.081cm" svg:y2="11.358cm" draw:start-shape="id5" draw:start-glue-point="6" draw:end-shape="id6" svg:d="M24984 10656v702h-903" svg:viewBox="0 0 904 703">
          <text:p/>
        </draw:connector>
        <draw:connector draw:style-name="gr9" draw:text-style-name="P4" draw:layer="layout" svg:x1="21.284cm" svg:y1="12.356cm" svg:x2="25.183cm" svg:y2="12.642cm" draw:start-shape="id7" draw:start-glue-point="6" draw:end-shape="id8" draw:end-glue-point="3" svg:d="M21284 12356v502h2617v-216h1282" svg:viewBox="0 0 3900 503">
          <text:p/>
        </draw:connector>
        <draw:connector draw:style-name="gr9" draw:text-style-name="P4" draw:layer="layout" svg:x1="23.206cm" svg:y1="15.141cm" svg:x2="21.603cm" svg:y2="16.84cm" draw:start-shape="id9" draw:start-glue-point="2" draw:end-shape="id10" draw:end-glue-point="4" svg:d="M23206 15141v849h-1603v850" svg:viewBox="0 0 1604 1700">
          <text:p/>
        </draw:connector>
        <draw:connector draw:style-name="gr9" draw:text-style-name="P4" draw:layer="layout" svg:x1="20.52cm" svg:y1="17.856cm" svg:x2="21.694cm" svg:y2="18.645cm" draw:start-shape="id11" draw:end-shape="id12" draw:end-glue-point="4" svg:d="M20520 17856v-500h1174v1289" svg:viewBox="0 0 1175 1290">
          <text:p/>
        </draw:connector>
        <draw:connector draw:style-name="gr9" draw:text-style-name="P4" draw:layer="layout" svg:x1="12.049cm" svg:y1="2.95cm" svg:x2="18.408cm" svg:y2="3.189cm" draw:start-shape="id13" draw:start-glue-point="7" draw:end-shape="id1" draw:end-glue-point="5" svg:d="M12049 2950h3280v239h3079" svg:viewBox="0 0 6360 240">
          <text:p/>
        </draw:connector>
        <draw:connector draw:style-name="gr9" draw:text-style-name="P4" draw:layer="layout" draw:type="curve" svg:x1="3.256cm" svg:y1="11.16cm" svg:x2="19.034cm" svg:y2="6.207cm" draw:start-shape="id14" draw:start-glue-point="0" draw:end-shape="id3" draw:end-glue-point="5" svg:d="M3256 11160c0-3302 5259-4953 15778-4953" svg:viewBox="0 0 15779 4954">
          <text:p/>
        </draw:connector>
        <draw:connector draw:style-name="gr9" draw:text-style-name="P4" draw:layer="layout" draw:type="curve" svg:x1="19.408cm" svg:y1="19.089cm" svg:x2="14.538cm" svg:y2="14.971cm" draw:start-shape="id12" draw:start-glue-point="5" draw:end-shape="id15" draw:end-glue-point="2" svg:d="M19408 19089c-3247 0-4870-1372-4870-4118" svg:viewBox="0 0 4871 4119">
          <text:p/>
        </draw:connector>
        <draw:custom-shape draw:style-name="gr27" draw:text-style-name="P12" draw:layer="layout" svg:width="3.371cm" svg:height="0.889cm" svg:x="13.954cm" svg:y="3.286cm">
          <text:p text:style-name="P1">0., 1., 0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  <draw:page draw:name="page3" draw:style-name="dp1" draw:master-page-name="Default">
        <draw:custom-shape draw:style-name="gr1" draw:text-style-name="P1" draw:layer="layout" svg:width="3.937cm" svg:height="1.397cm" svg:x="3.54cm" svg:y="2.27cm">
          <text:p text:style-name="P1">CellAu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.27cm" svg:height="1.27cm" svg:x="2.27cm" svg:y="4.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.397cm" svg:height="1.27cm" svg:x="7.35cm" svg:y="4.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2" draw:layer="layout" svg:width="1.205cm" svg:height="0.962cm" svg:x="1.135cm" svg:y="4.918cm">
          <draw:text-box>
            <text:p>16</text:p>
          </draw:text-box>
        </draw:frame>
        <draw:frame draw:style-name="gr5" draw:text-style-name="P3" draw:layer="layout" svg:width="1.205cm" svg:height="0.963cm" svg:x="2.304cm" svg:y="6.076cm">
          <draw:text-box>
            <text:p>16</text:p>
          </draw:text-box>
        </draw:frame>
        <draw:frame draw:style-name="gr5" draw:text-style-name="P3" draw:layer="layout" svg:width="1.205cm" svg:height="0.963cm" svg:x="7.505cm" svg:y="6.077cm">
          <draw:text-box>
            <text:p>16</text:p>
          </draw:text-box>
        </draw:frame>
        <draw:frame draw:style-name="gr5" draw:text-style-name="P3" draw:layer="layout" svg:width="1.205cm" svg:height="0.963cm" svg:x="8.706cm" svg:y="5.078cm">
          <draw:text-box>
            <text:p>16</text:p>
          </draw:text-box>
        </draw:frame>
        <draw:custom-shape draw:style-name="gr6" draw:text-style-name="P1" draw:layer="layout" svg:width="3.048cm" svg:height="0.254cm" svg:x="4.048cm" svg:y="5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1.905cm" svg:height="0.962cm" svg:x="4.683cm" svg:y="4.302cm">
          <draw:text-box>
            <text:p>tick()</text:p>
          </draw:text-box>
        </draw:frame>
        <draw:frame draw:style-name="gr8" draw:text-style-name="P4" xml:id="id16" draw:id="id16" draw:layer="layout" svg:width="3.87cm" svg:height="3.937cm" svg:x="1.321cm" svg:y="11.16cm">
          <draw:image xlink:href="Pictures/1000020100000108000000FCD94D0F63C84BD938.png" xlink:type="simple" xlink:show="embed" xlink:actuate="onLoad">
            <text:p/>
          </draw:image>
        </draw:frame>
        <draw:frame draw:style-name="gr8" draw:text-style-name="P4" xml:id="id20" draw:id="id20" draw:layer="layout" svg:width="3.865cm" svg:height="3.717cm" svg:x="6.406cm" svg:y="11.253cm">
          <draw:image xlink:href="Pictures/1000020100000105000000FB166C42F41CC93F3E.png" xlink:type="simple" xlink:show="embed" xlink:actuate="onLoad">
            <text:p/>
          </draw:image>
        </draw:frame>
        <draw:line draw:style-name="gr9" draw:text-style-name="P4" draw:layer="layout" svg:x1="2.905cm" svg:y1="6.969cm" svg:x2="2.905cm" svg:y2="11.033cm">
          <text:p/>
        </draw:line>
        <draw:line draw:style-name="gr9" draw:text-style-name="P4" draw:layer="layout" svg:x1="8.112cm" svg:y1="7.096cm" svg:x2="8.112cm" svg:y2="10.906cm">
          <text:p/>
        </draw:line>
        <draw:custom-shape draw:style-name="gr10" draw:text-style-name="P5" draw:layer="layout" svg:width="2.667cm" svg:height="2.286cm" svg:x="24.35cm" svg:y="4.96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4.75cm" svg:y="4.5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3.95cm" svg:y="5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3.65cm" svg:y="5.7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3" draw:layer="layout" svg:width="2.75cm" svg:height="0.963cm" svg:x="22.831cm" svg:y="5.476cm">
          <draw:text-box>
            <text:p><text:span text:style-name="T1">hidden1</text:span></text:p>
          </draw:text-box>
        </draw:frame>
        <draw:frame draw:style-name="gr7" draw:text-style-name="P2" draw:layer="layout" svg:width="0.762cm" svg:height="0.962cm" svg:x="23.55cm" svg:y="4.442cm">
          <draw:text-box>
            <text:p>4</text:p>
          </draw:text-box>
        </draw:frame>
        <draw:frame draw:style-name="gr7" draw:text-style-name="P2" xml:id="id24" draw:id="id24" draw:layer="layout" svg:width="1.397cm" svg:height="0.962cm" svg:x="25.282cm" svg:y="3.861cm">
          <draw:text-box>
            <text:p>20</text:p>
          </draw:text-box>
        </draw:frame>
        <draw:frame draw:style-name="gr7" draw:text-style-name="P2" draw:layer="layout" svg:width="1.397cm" svg:height="0.962cm" svg:x="27.288cm" svg:y="5.201cm">
          <draw:text-box>
            <text:p>20</text:p>
          </draw:text-box>
        </draw:frame>
        <draw:custom-shape draw:style-name="gr10" draw:text-style-name="P5" xml:id="id22" draw:id="id22" draw:layer="layout" svg:width="2.667cm" svg:height="2.286cm" svg:x="18.25cm" svg:y="10.56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8.55cm" svg:y="10.2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8.75cm" svg:y="9.9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8.95cm" svg:y="9.7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9.15cm" svg:y="9.4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9.35cm" svg:y="9.1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9.55cm" svg:y="8.9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19.75cm" svg:y="8.6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xml:id="id26" draw:id="id26" draw:layer="layout" svg:width="2.667cm" svg:height="2.286cm" svg:x="19.95cm" svg:y="8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2" draw:layer="layout" svg:width="1.27cm" svg:height="0.962cm" svg:x="20.536cm" svg:y="7.652cm">
          <draw:text-box>
            <text:p>22</text:p>
          </draw:text-box>
        </draw:frame>
        <draw:frame draw:style-name="gr7" draw:text-style-name="P2" draw:layer="layout" svg:width="0.762cm" svg:height="0.962cm" svg:x="18.539cm" svg:y="8.879cm">
          <draw:text-box>
            <text:p>8</text:p>
          </draw:text-box>
        </draw:frame>
        <draw:frame draw:style-name="gr12" draw:text-style-name="P2" draw:layer="layout" svg:width="1.397cm" svg:height="1.143cm" svg:x="17.272cm" svg:y="11.208cm">
          <draw:text-box>
            <text:p>22</text:p>
          </draw:text-box>
        </draw:frame>
        <draw:frame draw:style-name="gr5" draw:text-style-name="P3" draw:layer="layout" svg:width="2.75cm" svg:height="0.963cm" svg:x="21.331cm" svg:y="10.877cm">
          <draw:text-box>
            <text:p><text:span text:style-name="T1">hidden2</text:span></text:p>
          </draw:text-box>
        </draw:frame>
        <draw:custom-shape draw:style-name="gr28" draw:text-style-name="P7" xml:id="id27" draw:id="id27" draw:layer="layout" svg:width="6.985cm" svg:height="0.889cm" svg:x="18.11cm" svg:y="14.94cm">
          <text:p text:style-name="P1">2304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3" draw:layer="layout" svg:width="2.75cm" svg:height="0.963cm" svg:x="23.731cm" svg:y="15.278cm">
          <draw:text-box>
            <text:p><text:span text:style-name="T1">fc1</text:span></text:p>
          </draw:text-box>
        </draw:frame>
        <draw:frame draw:style-name="gr5" draw:text-style-name="P3" draw:layer="layout" svg:width="2.75cm" svg:height="0.963cm" svg:x="24.231cm" svg:y="18.578cm">
          <draw:text-box>
            <text:p><text:span text:style-name="T1">output</text:span></text:p>
          </draw:text-box>
        </draw:frame>
        <draw:frame draw:style-name="gr7" draw:text-style-name="P8" xml:id="id25" draw:id="id25" draw:layer="layout" svg:width="2.159cm" svg:height="0.962cm" svg:x="22.885cm" svg:y="5.964cm">
          <draw:text-box>
            <text:p><text:span text:style-name="T2">cnn</text:span></text:p>
          </draw:text-box>
        </draw:frame>
        <draw:frame draw:style-name="gr7" draw:text-style-name="P8" draw:layer="layout" svg:width="2.159cm" svg:height="0.962cm" svg:x="21.386cm" svg:y="11.264cm">
          <draw:text-box>
            <text:p><text:span text:style-name="T2">cnn</text:span></text:p>
          </draw:text-box>
        </draw:frame>
        <draw:frame draw:style-name="gr29" draw:text-style-name="P8" draw:layer="layout" svg:width="4.745cm" svg:height="1.249cm" svg:x="23.687cm" svg:y="15.764cm">
          <draw:text-box>
            <text:p><text:span text:style-name="T2">fully connected</text:span></text:p>
          </draw:text-box>
        </draw:frame>
        <draw:line draw:style-name="gr16" draw:text-style-name="P4" draw:layer="layout" svg:x1="17.51cm" svg:y1="2.27cm" svg:x2="17.51cm" svg:y2="19.669cm">
          <text:p/>
        </draw:line>
        <draw:custom-shape draw:style-name="gr19" draw:text-style-name="P9" draw:layer="layout" svg:width="6.35cm" svg:height="2.159cm" svg:x="8.62cm" svg:y="16.875cm">
          <text:p text:style-name="P1">Loss Function</text:p>
          <text:p text:style-name="P1">M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1.651cm" draw:transform="rotate (-0.591841149351278) translate (13.706cm 15.1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0" draw:layer="layout" svg:width="3.429cm" svg:height="1.143cm" svg:x="8.62cm" svg:y="2.378cm">
          <text:p text:style-name="P1">Ru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1" draw:layer="layout" svg:width="0.635cm" svg:height="0.381cm" svg:x="7.858cm" svg:y="2.7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xml:id="id28" draw:id="id28" draw:layer="layout" svg:width="4.572cm" svg:height="0.889cm" svg:x="19.408cm" svg:y="16.645cm">
          <text:p text:style-name="P1">128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xml:id="id17" draw:id="id17" draw:layer="layout" svg:width="2.667cm" svg:height="2.286cm" svg:x="18.634cm" svg:y="2.1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13" xml:id="id21" draw:id="id21" draw:layer="layout" svg:width="2.667cm" svg:height="2.286cm" svg:x="19.151cm" svg:y="1.6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2" draw:layer="layout" svg:width="0.762cm" svg:height="0.962cm" svg:x="18.27cm" svg:y="1.434cm">
          <draw:text-box>
            <text:p>2</text:p>
          </draw:text-box>
        </draw:frame>
        <draw:frame draw:style-name="gr26" draw:text-style-name="P2" draw:layer="layout" svg:width="1.397cm" svg:height="1.27cm" svg:x="19.858cm" svg:y="0.975cm">
          <draw:text-box>
            <text:p>16</text:p>
          </draw:text-box>
        </draw:frame>
        <draw:frame draw:style-name="gr26" draw:text-style-name="P2" draw:layer="layout" svg:width="1.397cm" svg:height="1.27cm" svg:x="21.559cm" svg:y="2.275cm">
          <draw:text-box>
            <text:p>16</text:p>
          </draw:text-box>
        </draw:frame>
        <draw:custom-shape draw:style-name="gr10" draw:text-style-name="P5" draw:layer="layout" svg:width="2.667cm" svg:height="2.286cm" svg:x="24.551cm" svg:y="11.4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4.951cm" svg:y="11.07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2.667cm" svg:height="2.286cm" svg:x="24.151cm" svg:y="11.87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xml:id="id23" draw:id="id23" draw:layer="layout" svg:width="2.667cm" svg:height="2.286cm" svg:x="23.851cm" svg:y="12.27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2" draw:layer="layout" svg:width="0.762cm" svg:height="0.962cm" svg:x="23.751cm" svg:y="10.943cm">
          <draw:text-box>
            <text:p>4</text:p>
          </draw:text-box>
        </draw:frame>
        <draw:frame draw:style-name="gr7" draw:text-style-name="P2" xml:id="id29" draw:id="id29" draw:layer="layout" svg:width="1.397cm" svg:height="0.962cm" svg:x="25.683cm" svg:y="10.261cm">
          <draw:text-box>
            <text:p>24</text:p>
          </draw:text-box>
        </draw:frame>
        <draw:frame draw:style-name="gr7" draw:text-style-name="P2" draw:layer="layout" svg:width="1.397cm" svg:height="0.962cm" svg:x="27.384cm" svg:y="11.661cm">
          <draw:text-box>
            <text:p>24</text:p>
          </draw:text-box>
        </draw:frame>
        <draw:frame draw:style-name="gr5" draw:text-style-name="P3" draw:layer="layout" svg:width="2.75cm" svg:height="0.963cm" svg:x="26.131cm" svg:y="12.978cm">
          <draw:text-box>
            <text:p><text:span text:style-name="T1">hidden3</text:span></text:p>
          </draw:text-box>
        </draw:frame>
        <draw:frame draw:style-name="gr7" draw:text-style-name="P8" draw:layer="layout" svg:width="2.159cm" svg:height="0.962cm" svg:x="26.687cm" svg:y="13.464cm">
          <draw:text-box>
            <text:p><text:span text:style-name="T2">cnn</text:span></text:p>
          </draw:text-box>
        </draw:frame>
        <draw:connector draw:style-name="gr9" draw:text-style-name="P4" draw:layer="layout" draw:type="curve" svg:x1="3.256cm" svg:y1="11.16cm" svg:x2="18.634cm" svg:y2="3.307cm" draw:start-shape="id16" draw:start-glue-point="0" draw:end-shape="id17" draw:end-glue-point="5" svg:d="M3256 11160c0-5236 5126-7853 15378-7853" svg:viewBox="0 0 15379 7854">
          <text:p/>
        </draw:connector>
        <draw:connector draw:style-name="gr9" draw:text-style-name="P4" draw:layer="layout" draw:type="curve" svg:x1="18.018cm" svg:y1="18.843cm" svg:x2="14.221cm" svg:y2="14.615cm" draw:start-shape="id18" draw:start-glue-point="3" draw:end-shape="id19" draw:end-glue-point="2" svg:d="M18018 18843c-2532 0-3797-1409-3797-4228" svg:viewBox="0 0 3798 4229">
          <text:p/>
        </draw:connector>
        <draw:connector draw:style-name="gr9" draw:text-style-name="P4" draw:layer="layout" draw:type="curve" svg:x1="8.338cm" svg:y1="11.253cm" svg:x2="19.151cm" svg:y2="2.813cm" draw:start-shape="id20" draw:start-glue-point="0" draw:end-shape="id21" draw:end-glue-point="5" svg:d="M8338 11253c0-5627 3604-8440 10813-8440" svg:viewBox="0 0 10814 8441">
          <text:p/>
        </draw:connector>
        <draw:connector draw:style-name="gr9" draw:text-style-name="P4" draw:layer="layout" svg:x1="19.584cm" svg:y1="12.855cm" svg:x2="23.851cm" svg:y2="13.414cm" draw:start-shape="id22" draw:start-glue-point="6" draw:end-shape="id23" svg:d="M19584 12855v559h4267" svg:viewBox="0 0 4268 560">
          <text:p/>
        </draw:connector>
        <draw:frame draw:style-name="gr29" draw:text-style-name="P8" draw:layer="layout" svg:width="4.745cm" svg:height="1.249cm" svg:x="23.688cm" svg:y="17.065cm">
          <draw:text-box>
            <text:p><text:span text:style-name="T2">fully connected</text:span></text:p>
          </draw:text-box>
        </draw:frame>
        <draw:frame draw:style-name="gr5" draw:text-style-name="P3" draw:layer="layout" svg:width="2.75cm" svg:height="0.963cm" svg:x="23.731cm" svg:y="16.679cm">
          <draw:text-box>
            <text:p><text:span text:style-name="T1">fc2</text:span></text:p>
          </draw:text-box>
        </draw:frame>
        <draw:custom-shape draw:style-name="gr32" draw:text-style-name="P1" xml:id="id18" draw:id="id18" draw:layer="layout" svg:width="5.207cm" svg:height="1.143cm" svg:x="18.018cm" svg:y="18.272cm">
          <text:p text:style-name="P1">0.2, 0.9, 0.04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2" draw:text-style-name="P1" xml:id="id19" draw:id="id19" draw:layer="layout" svg:width="5.207cm" svg:height="1.143cm" svg:x="11.618cm" svg:y="13.472cm">
          <text:p text:style-name="P1">0.2, 0.9, 0.04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3" draw:text-style-name="P1" draw:layer="layout" svg:width="0.508cm" svg:height="12.573cm" svg:x="10.779cm" svg:y="4.0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2" draw:layer="layout" svg:width="5.207cm" svg:height="1.143cm" svg:x="9.418cm" svg:y="8.472cm">
          <text:p text:style-name="P1">0., 1., 0.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9" draw:text-style-name="P4" draw:layer="layout" svg:x1="19.968cm" svg:y1="4.45cm" svg:x2="25.98cm" svg:y2="3.861cm" draw:start-shape="id17" draw:start-glue-point="6" draw:end-shape="id24" draw:end-glue-point="0" svg:d="M19968 4450v502h3324v-1591h2688v500" svg:viewBox="0 0 6013 1592">
          <text:p/>
        </draw:connector>
        <draw:connector draw:style-name="gr9" draw:text-style-name="P4" draw:layer="layout" svg:x1="23.964cm" svg:y1="6.926cm" svg:x2="22.617cm" svg:y2="9.513cm" draw:start-shape="id25" draw:end-shape="id26" draw:end-glue-point="7" svg:d="M23964 6926v2587h-1347" svg:viewBox="0 0 1348 2588">
          <text:p/>
        </draw:connector>
        <draw:connector draw:style-name="gr9" draw:text-style-name="P4" draw:layer="layout" svg:x1="21.603cm" svg:y1="15.829cm" svg:x2="21.694cm" svg:y2="16.645cm" draw:start-shape="id27" draw:start-glue-point="6" draw:end-shape="id28" draw:end-glue-point="4" svg:d="M21603 15829v408h91v408" svg:viewBox="0 0 92 817">
          <text:p/>
        </draw:connector>
        <draw:connector draw:style-name="gr9" draw:text-style-name="P4" draw:layer="layout" svg:x1="21.694cm" svg:y1="17.534cm" svg:x2="20.621cm" svg:y2="18.272cm" draw:start-shape="id28" draw:start-glue-point="6" draw:end-shape="id18" draw:end-glue-point="0" svg:d="M21694 17534v369h-1073v369" svg:viewBox="0 0 1074 739">
          <text:p/>
        </draw:connector>
        <draw:connector draw:style-name="gr9" draw:text-style-name="P4" draw:layer="layout" svg:x1="26.381cm" svg:y1="11.223cm" svg:x2="21.603cm" svg:y2="14.94cm" draw:start-shape="id29" draw:start-glue-point="2" draw:end-shape="id27" draw:end-glue-point="4" svg:d="M26381 11223v1858h-4778v1859" svg:viewBox="0 0 4779 37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08:58:57.522687599</meta:creation-date>
    <dc:date>2020-12-10T12:15:19.553044958</dc:date>
    <meta:editing-duration>PT45M54S</meta:editing-duration>
    <meta:editing-cycles>10</meta:editing-cycles>
    <meta:generator>LibreOffice/6.0.7.3$Linux_X86_64 LibreOffice_project/00m0$Build-3</meta:generator>
    <meta:document-statistic meta:object-count="215"/>
  </office:meta>
</office:document-meta>
</file>